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29cm" fo:min-width="0.669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559cm" fo:min-width="0.758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648cm" fo:min-width="0.758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828cm" fo:min-width="0.758cm"/>
      <style:paragraph-properties style:writing-mode="lr-tb"/>
    </style:style>
    <style:style style:name="gr6" style:family="graphic" style:parent-style-name="objectwithoutfill">
      <style:graphic-properties draw:fill="solid" draw:fill-color="#ffffff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274cm" fo:min-width="2.167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648cm" fo:min-width="0.578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648cm" fo:min-width="0.669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559cm" fo:min-width="1.027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9cm" fo:min-width="1.207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0.489cm"/>
      <style:paragraph-properties style:writing-mode="lr-tb"/>
    </style:style>
    <style:style style:name="gr13" style:family="graphic" style:parent-style-name="standard">
      <style:graphic-properties svg:stroke-color="#b4c7dc" draw:fill="solid" draw:fill-color="#ffffff" draw:textarea-horizontal-align="justify" draw:textarea-vertical-align="middle" draw:auto-grow-height="false" fo:min-height="0.703cm" fo:min-width="0.58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379cm" fo:min-width="0.847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1.118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893cm" fo:min-width="3.183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648cm" fo:min-width="0.847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76cm" fo:min-width="0.453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1.147cm" fo:min-width="2.167cm"/>
      <style:paragraph-properties style:writing-mode="lr-tb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703cm" fo:min-width="0.707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648cm" fo:min-width="1.74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1.147cm" fo:min-width="3.437cm"/>
      <style:paragraph-properties style:writing-mode="lr-tb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83cm" fo:min-width="0.83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648cm" fo:min-width="1.118cm"/>
      <style:paragraph-properties style:writing-mode="lr-tb"/>
    </style:style>
    <style:style style:name="gr26" style:family="graphic" style:parent-style-name="standard">
      <style:graphic-properties draw:fill="solid" draw:fill-color="#ffffff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ffff"/>
      <style:paragraph-properties fo:text-align="center" style:writing-mode="lr-tb"/>
      <style:text-properties fo:color="#ffffff"/>
    </style:style>
    <style:style style:name="P3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4" style:family="paragraph">
      <loext:graphic-properties draw:fill="solid" draw:fill-color="#ffffff"/>
      <style:paragraph-properties fo:text-align="center" style:writing-mode="lr-tb"/>
      <style:text-properties fo:color="#ffffff" style:text-underline-style="solid" style:text-underline-width="auto" style:text-underline-color="font-colo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color="#ffffff" style:text-underline-style="solid" style:text-underline-width="auto" style:text-underline-color="font-color"/>
    </style:style>
    <style:style style:name="P9" style:family="paragraph">
      <loext:graphic-properties draw:fill="solid" draw:fill-color="#ffffff"/>
      <style:paragraph-properties fo:text-align="center"/>
      <style:text-properties fo: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2" style:family="text">
      <style:text-properties fo:font-size="11pt" style:text-underline-style="solid" style:text-underline-width="auto" style:text-underline-color="font-colo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4cm" svg:height="1.27cm" svg:x="5.191cm" svg:y="4.556cm">
          <text:p text:style-name="P1">petuga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651cm" svg:height="0.762cm" svg:x="2.651cm" svg:y="3.286cm">
          <text:p text:style-name="P1"><text:span text:style-name="T1">jam_jag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1.778cm" svg:height="1.143cm" svg:x="4.175cm" svg:y="2.016cm">
          <text:p text:style-name="P1"><text:span text:style-name="T2">alamat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1.778cm" svg:height="1.27cm" svg:x="6.207cm" svg:y="1.635cm">
          <text:p text:style-name="P3"><text:span text:style-name="T3">id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778cm" svg:height="1.524cm" svg:x="7.731cm" svg:y="2.524cm">
          <text:p text:style-name="P1"><text:span text:style-name="T4">nama_petu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line" svg:x1="4.061cm" svg:y1="3.937cm" svg:x2="6.461cm" svg:y2="4.556cm" draw:start-shape="id1" draw:start-glue-point="9" draw:end-shape="id2" draw:end-glue-point="0" svg:d="M4061 3937l2400 619" svg:viewBox="0 0 2401 620">
          <text:p/>
        </draw:connector>
        <draw:connector draw:style-name="gr6" draw:text-style-name="P5" draw:layer="layout" draw:type="line" svg:x1="5.064cm" svg:y1="3.159cm" svg:x2="6.461cm" svg:y2="4.556cm" draw:start-shape="id3" draw:start-glue-point="8" draw:end-shape="id2" draw:end-glue-point="0" svg:d="M5064 3159l1397 1397" svg:viewBox="0 0 1398 1398">
          <text:p/>
        </draw:connector>
        <draw:connector draw:style-name="gr6" draw:text-style-name="P5" draw:layer="layout" draw:type="line" svg:x1="7.096cm" svg:y1="2.905cm" svg:x2="6.461cm" svg:y2="4.556cm" draw:start-shape="id4" draw:start-glue-point="2" draw:end-shape="id2" draw:end-glue-point="0" svg:d="M7096 2905l-635 1651" svg:viewBox="0 0 636 1652">
          <text:p/>
        </draw:connector>
        <draw:connector draw:style-name="gr6" draw:text-style-name="P5" draw:layer="layout" draw:type="line" svg:x1="7.731cm" svg:y1="3.286cm" svg:x2="6.461cm" svg:y2="4.556cm" draw:start-shape="id5" draw:end-shape="id2" draw:end-glue-point="0" svg:d="M7731 3286l-1270 1270" svg:viewBox="0 0 1271 1271">
          <text:p/>
        </draw:connector>
        <draw:custom-shape draw:style-name="gr7" draw:text-style-name="P2" xml:id="id13" draw:id="id13" draw:layer="layout" svg:width="2.667cm" svg:height="1.524cm" svg:x="5.191cm" svg:y="10.906cm">
          <text:p text:style-name="P1"><text:span text:style-name="T5">pembayar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2.54cm" svg:height="1.27cm" svg:x="10.017cm" svg:y="14.843cm">
          <text:p text:style-name="P1">pasi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6" draw:id="id6" draw:layer="layout" svg:width="1.524cm" svg:height="1.27cm" svg:x="8.239cm" svg:y="16.621cm">
          <text:p text:style-name="P3"><text:span text:style-name="T3">id_pasie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2" xml:id="id8" draw:id="id8" draw:layer="layout" svg:width="1.651cm" svg:height="1.27cm" svg:x="9.763cm" svg:y="17.256cm">
          <text:p text:style-name="P1"><text:span text:style-name="T4">nama_pasie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xml:id="id9" draw:id="id9" draw:layer="layout" svg:width="2.159cm" svg:height="1.143cm" svg:x="11.668cm" svg:y="17.129cm">
          <text:p text:style-name="P1"><text:span text:style-name="T6">alamat_pasie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line" svg:x1="9.001cm" svg:y1="16.621cm" svg:x2="11.287cm" svg:y2="16.113cm" draw:start-shape="id6" draw:start-glue-point="4" draw:end-shape="id7" draw:end-glue-point="2" svg:d="M9001 16621l2286-508" svg:viewBox="0 0 2287 509">
          <text:p/>
        </draw:connector>
        <draw:connector draw:style-name="gr6" draw:text-style-name="P5" draw:layer="layout" draw:type="line" svg:x1="10.589cm" svg:y1="17.256cm" svg:x2="11.287cm" svg:y2="16.113cm" draw:start-shape="id8" draw:start-glue-point="4" draw:end-shape="id7" draw:end-glue-point="2" svg:d="M10589 17256l698-1143" svg:viewBox="0 0 699 1144">
          <text:p/>
        </draw:connector>
        <draw:connector draw:style-name="gr6" draw:text-style-name="P5" draw:layer="layout" draw:type="line" svg:x1="11.668cm" svg:y1="17.701cm" svg:x2="11.287cm" svg:y2="16.113cm" draw:start-shape="id9" draw:start-glue-point="6" draw:end-shape="id7" draw:end-glue-point="2" svg:d="M11668 17701l-381-1588" svg:viewBox="0 0 382 1589">
          <text:p/>
        </draw:connector>
        <draw:custom-shape draw:style-name="gr11" draw:text-style-name="P2" xml:id="id11" draw:id="id11" draw:layer="layout" svg:width="2.413cm" svg:height="1.143cm" svg:x="7.731cm" svg:y="18.399cm">
          <text:p text:style-name="P1"><text:span text:style-name="T6">tanggal_data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2" xml:id="id10" draw:id="id10" draw:layer="layout" svg:width="1.397cm" svg:height="1.016cm" svg:x="13.192cm" svg:y="16.113cm">
          <text:p text:style-name="P1"><text:span text:style-name="T1">keluha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line" svg:x1="11.287cm" svg:y1="16.113cm" svg:x2="13.192cm" svg:y2="16.621cm" draw:start-shape="id7" draw:start-glue-point="2" draw:end-shape="id10" draw:end-glue-point="6" svg:d="M11287 16113l1905 508" svg:viewBox="0 0 1906 509">
          <text:p/>
        </draw:connector>
        <draw:connector draw:style-name="gr6" draw:text-style-name="P5" draw:layer="layout" draw:type="line" svg:x1="11.287cm" svg:y1="16.113cm" svg:x2="7.731cm" svg:y2="18.971cm" draw:start-shape="id7" draw:start-glue-point="2" draw:end-shape="id11" draw:end-glue-point="6" svg:d="M11287 16113l-3556 2858" svg:viewBox="0 0 3557 2859">
          <text:p/>
        </draw:connector>
        <draw:custom-shape draw:style-name="gr13" draw:text-style-name="P2" xml:id="id12" draw:id="id12" draw:layer="layout" svg:width="2.159cm" svg:height="1.905cm" svg:x="6.588cm" svg:y="14.589cm">
          <text:p text:style-name="P1"><text:span text:style-name="T1">membayar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3" draw:text-style-name="P2" xml:id="id14" draw:id="id14" draw:layer="layout" svg:width="2.159cm" svg:height="1.905cm" svg:x="5.445cm" svg:y="7.096cm">
          <text:p text:style-name="P1"><text:span text:style-name="T1">menerim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5" draw:layer="layout" draw:type="line" svg:x1="10.017cm" svg:y1="15.478cm" svg:x2="6.588cm" svg:y2="15.542cm" draw:start-shape="id7" draw:start-glue-point="3" draw:end-shape="id12" draw:end-glue-point="5" svg:d="M10017 15478l-3429 64" svg:viewBox="0 0 3430 65">
          <text:p/>
        </draw:connector>
        <draw:connector draw:style-name="gr6" draw:text-style-name="P5" draw:layer="layout" draw:type="line" svg:x1="6.588cm" svg:y1="15.542cm" svg:x2="6.524cm" svg:y2="12.43cm" draw:start-shape="id12" draw:start-glue-point="5" draw:end-shape="id13" draw:end-glue-point="2" svg:d="M6588 15542l-64-3112" svg:viewBox="0 0 65 3113">
          <text:p/>
        </draw:connector>
        <draw:connector draw:style-name="gr6" draw:text-style-name="P5" draw:layer="layout" draw:type="line" svg:x1="6.461cm" svg:y1="5.826cm" svg:x2="6.525cm" svg:y2="7.096cm" draw:start-shape="id2" draw:start-glue-point="2" draw:end-shape="id14" draw:end-glue-point="4" svg:d="M6461 5826l64 1270" svg:viewBox="0 0 65 1271">
          <text:p/>
        </draw:connector>
        <draw:connector draw:style-name="gr6" draw:text-style-name="P5" draw:layer="layout" draw:type="line" svg:x1="6.525cm" svg:y1="9.001cm" svg:x2="6.524cm" svg:y2="10.906cm" draw:start-shape="id14" draw:start-glue-point="6" draw:end-shape="id13" draw:end-glue-point="0" svg:d="M6525 9001l-1 1905" svg:viewBox="0 0 2 1906">
          <text:p/>
        </draw:connector>
        <draw:custom-shape draw:style-name="gr14" draw:text-style-name="P2" xml:id="id15" draw:id="id15" draw:layer="layout" svg:width="1.905cm" svg:height="0.889cm" svg:x="2.016cm" svg:y="11.033cm">
          <text:p text:style-name="P1"><text:span text:style-name="T4">kd_pembayara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line" svg:x1="3.921cm" svg:y1="11.477cm" svg:x2="5.191cm" svg:y2="11.668cm" draw:start-shape="id15" draw:start-glue-point="10" draw:end-shape="id13" draw:end-glue-point="3" svg:d="M3921 11477l1270 191" svg:viewBox="0 0 1271 192">
          <text:p/>
        </draw:connector>
        <draw:custom-shape draw:style-name="gr15" draw:text-style-name="P2" xml:id="id16" draw:id="id16" draw:layer="layout" svg:width="2.286cm" svg:height="1.016cm" svg:x="2.016cm" svg:y="12.43cm">
          <text:p text:style-name="P1"><text:span text:style-name="T7">jumlah_baya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line" svg:x1="3.159cm" svg:y1="12.43cm" svg:x2="5.191cm" svg:y2="11.668cm" draw:start-shape="id16" draw:start-glue-point="4" draw:end-shape="id13" draw:end-glue-point="3" svg:d="M3159 12430l2032-762" svg:viewBox="0 0 2033 763">
          <text:p/>
        </draw:connector>
        <draw:custom-shape draw:style-name="gr16" draw:text-style-name="P2" xml:id="id18" draw:id="id18" draw:layer="layout" svg:width="3.683cm" svg:height="1.143cm" svg:x="20.177cm" svg:y="14.843cm">
          <text:p text:style-name="P1">dok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17" draw:id="id17" draw:layer="layout" svg:width="1.905cm" svg:height="1.27cm" svg:x="20.177cm" svg:y="17.637cm">
          <text:p text:style-name="P1"><text:span text:style-name="T6">nama_dokt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4" xml:id="id19" draw:id="id19" draw:layer="layout" svg:width="1.905cm" svg:height="1.27cm" svg:x="22.336cm" svg:y="17.51cm">
          <text:p text:style-name="P3"><text:span text:style-name="T8">id_dokt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2" xml:id="id21" draw:id="id21" draw:layer="layout" svg:width="1.905cm" svg:height="1.27cm" svg:x="24.876cm" svg:y="14.97cm">
          <text:p text:style-name="P1"><text:span text:style-name="T9">alama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2" xml:id="id20" draw:id="id20" draw:layer="layout" svg:width="1.905cm" svg:height="1.27cm" svg:x="24.622cm" svg:y="16.621cm">
          <text:p text:style-name="P1"><text:span text:style-name="T7">spesialisas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line" svg:x1="21.13cm" svg:y1="17.637cm" svg:x2="22.018cm" svg:y2="15.986cm" draw:start-shape="id17" draw:start-glue-point="4" draw:end-shape="id18" draw:end-glue-point="2" svg:d="M21130 17637l888-1651" svg:viewBox="0 0 889 1652">
          <text:p/>
        </draw:connector>
        <draw:connector draw:style-name="gr6" draw:text-style-name="P5" draw:layer="layout" draw:type="line" svg:x1="23.289cm" svg:y1="17.51cm" svg:x2="22.018cm" svg:y2="15.986cm" draw:start-shape="id19" draw:start-glue-point="4" draw:end-shape="id18" draw:end-glue-point="2" svg:d="M23289 17510l-1271-1524" svg:viewBox="0 0 1272 1525">
          <text:p/>
        </draw:connector>
        <draw:connector draw:style-name="gr6" draw:text-style-name="P5" draw:layer="layout" draw:type="line" svg:x1="24.901cm" svg:y1="16.807cm" svg:x2="22.018cm" svg:y2="15.986cm" draw:start-shape="id20" draw:start-glue-point="5" draw:end-shape="id18" draw:end-glue-point="2" svg:d="M24901 16807l-2883-821" svg:viewBox="0 0 2884 822">
          <text:p/>
        </draw:connector>
        <draw:connector draw:style-name="gr6" draw:text-style-name="P5" draw:layer="layout" draw:type="line" svg:x1="25.155cm" svg:y1="16.054cm" svg:x2="22.018cm" svg:y2="15.986cm" draw:start-shape="id21" draw:start-glue-point="7" draw:end-shape="id18" draw:end-glue-point="2" svg:d="M25155 16054l-3137-68" svg:viewBox="0 0 3138 69">
          <text:p/>
        </draw:connector>
        <draw:custom-shape draw:style-name="gr18" draw:text-style-name="P2" xml:id="id22" draw:id="id22" draw:layer="layout" svg:width="1.905cm" svg:height="1.651cm" svg:x="15.732cm" svg:y="14.589cm">
          <text:p text:style-name="P1"><text:span text:style-name="T10">periksa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5" draw:layer="layout" draw:type="line" svg:x1="12.557cm" svg:y1="15.478cm" svg:x2="15.732cm" svg:y2="15.415cm" draw:start-shape="id7" draw:start-glue-point="1" draw:end-shape="id22" draw:end-glue-point="5" svg:d="M12557 15478l3175-63" svg:viewBox="0 0 3176 64">
          <text:p/>
        </draw:connector>
        <draw:connector draw:style-name="gr6" draw:text-style-name="P5" draw:layer="layout" draw:type="line" svg:x1="17.637cm" svg:y1="15.415cm" svg:x2="20.177cm" svg:y2="15.414cm" draw:start-shape="id22" draw:start-glue-point="7" draw:end-shape="id18" draw:end-glue-point="3" svg:d="M17637 15415l2540-1" svg:viewBox="0 0 2541 2">
          <text:p/>
        </draw:connector>
        <draw:custom-shape draw:style-name="gr19" draw:text-style-name="P2" xml:id="id24" draw:id="id24" draw:layer="layout" svg:width="2.667cm" svg:height="1.397cm" svg:x="10.017cm" svg:y="9.255cm">
          <text:p text:style-name="P1">Rawat</text:p>
          <text:p text:style-name="P1">ina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xml:id="id23" draw:id="id23" draw:layer="layout" svg:width="2.413cm" svg:height="1.905cm" svg:x="10.144cm" svg:y="12.049cm">
          <text:p text:style-name="P1"><text:span text:style-name="T5">masuk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5" draw:layer="layout" draw:type="line" svg:x1="11.351cm" svg:y1="13.954cm" svg:x2="11.287cm" svg:y2="14.843cm" draw:start-shape="id23" draw:start-glue-point="6" draw:end-shape="id7" draw:end-glue-point="0" svg:d="M11351 13954l-64 889" svg:viewBox="0 0 65 890">
          <text:p/>
        </draw:connector>
        <draw:connector draw:style-name="gr6" draw:text-style-name="P5" draw:layer="layout" draw:type="line" svg:x1="11.351cm" svg:y1="12.049cm" svg:x2="11.35cm" svg:y2="10.652cm" draw:start-shape="id23" draw:start-glue-point="4" draw:end-shape="id24" draw:end-glue-point="2" svg:d="M11351 12049l-1-1397" svg:viewBox="0 0 2 1398">
          <text:p/>
        </draw:connector>
        <draw:custom-shape draw:style-name="gr21" draw:text-style-name="P4" xml:id="id25" draw:id="id25" draw:layer="layout" svg:width="3.175cm" svg:height="1.27cm" svg:x="9.763cm" svg:y="6.334cm">
          <text:p text:style-name="P3"><text:span text:style-name="T11">id_rawatIna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line" svg:x1="11.351cm" svg:y1="7.604cm" svg:x2="11.35cm" svg:y2="9.255cm" draw:start-shape="id25" draw:start-glue-point="8" draw:end-shape="id24" draw:end-glue-point="0" svg:d="M11351 7604l-1 1651" svg:viewBox="0 0 2 1652">
          <text:p/>
        </draw:connector>
        <draw:custom-shape draw:style-name="gr22" draw:text-style-name="P2" xml:id="id27" draw:id="id27" draw:layer="layout" svg:width="3.937cm" svg:height="1.397cm" svg:x="17.383cm" svg:y="9.255cm">
          <text:p text:style-name="P1">rua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26" draw:id="id26" draw:layer="layout" svg:width="2.667cm" svg:height="2.159cm" svg:x="13.7cm" svg:y="8.874cm">
          <text:p text:style-name="P1"><text:span text:style-name="T1">ditempatkan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5" draw:layer="layout" draw:type="line" svg:x1="12.684cm" svg:y1="9.953cm" svg:x2="13.7cm" svg:y2="9.954cm" draw:start-shape="id24" draw:start-glue-point="1" draw:end-shape="id26" draw:end-glue-point="5" svg:d="M12684 9953l1016 1" svg:viewBox="0 0 1017 2">
          <text:p/>
        </draw:connector>
        <draw:connector draw:style-name="gr6" draw:text-style-name="P5" draw:layer="layout" draw:type="line" svg:x1="16.367cm" svg:y1="9.954cm" svg:x2="17.383cm" svg:y2="9.953cm" draw:start-shape="id26" draw:start-glue-point="7" draw:end-shape="id27" draw:end-glue-point="3" svg:d="M16367 9954l1016-1" svg:viewBox="0 0 1017 2">
          <text:p/>
        </draw:connector>
        <draw:frame draw:style-name="gr24" draw:text-style-name="P6" draw:layer="layout" svg:width="0.635cm" svg:height="0.763cm" svg:x="12.811cm" svg:y="9.001cm">
          <draw:text-box>
            <text:p><text:span text:style-name="T9">N</text:span></text:p>
          </draw:text-box>
        </draw:frame>
        <draw:custom-shape draw:style-name="gr25" draw:text-style-name="P8" xml:id="id28" draw:id="id28" draw:layer="layout" svg:width="2.286cm" svg:height="1.27cm" svg:x="22.59cm" svg:y="7.096cm">
          <text:p text:style-name="P7"><text:span text:style-name="T12">id_rua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9" xml:id="id29" draw:id="id29" draw:layer="layout" svg:width="2.286cm" svg:height="1.27cm" svg:x="22.717cm" svg:y="8.62cm">
          <text:p text:style-name="P7"><text:span text:style-name="T1">nama_gedu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9" xml:id="id30" draw:id="id30" draw:layer="layout" svg:width="2.286cm" svg:height="1.27cm" svg:x="22.844cm" svg:y="10.271cm">
          <text:p text:style-name="P7"><text:span text:style-name="T1">nama_rua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6" draw:text-style-name="P5" draw:layer="layout" svg:x1="22.59cm" svg:y1="7.731cm" svg:x2="21.32cm" svg:y2="9.953cm" draw:start-shape="id28" draw:start-glue-point="6" draw:end-shape="id27" draw:end-glue-point="1" svg:d="M22590 7731h-635v2222h-635" svg:viewBox="0 0 1271 2223">
          <text:p/>
        </draw:connector>
        <draw:connector draw:style-name="gr26" draw:text-style-name="P5" draw:layer="layout" svg:x1="22.717cm" svg:y1="9.255cm" svg:x2="21.32cm" svg:y2="9.953cm" draw:start-shape="id29" draw:start-glue-point="6" draw:end-shape="id27" draw:end-glue-point="1" svg:d="M22717 9255h-699v698h-698" svg:viewBox="0 0 1398 699">
          <text:p/>
        </draw:connector>
        <draw:connector draw:style-name="gr26" draw:text-style-name="P5" draw:layer="layout" svg:x1="22.844cm" svg:y1="10.906cm" svg:x2="21.32cm" svg:y2="9.953cm" draw:start-shape="id30" draw:start-glue-point="6" draw:end-shape="id27" draw:end-glue-point="1" svg:d="M22844 10906h-762v-953h-762" svg:viewBox="0 0 1525 954">
          <text:p/>
        </draw:connector>
        <draw:frame draw:style-name="gr24" draw:text-style-name="P6" draw:layer="layout" svg:width="0.635cm" svg:height="0.763cm" svg:x="16.621cm" svg:y="9.255cm">
          <draw:text-box>
            <text:p><text:span text:style-name="T9">1</text:span></text:p>
          </draw:text-box>
        </draw:frame>
        <draw:frame draw:style-name="gr24" draw:text-style-name="P6" draw:layer="layout" svg:width="0.635cm" svg:height="0.763cm" svg:x="11.541cm" svg:y="10.778cm">
          <draw:text-box>
            <text:p><text:span text:style-name="T9">1</text:span></text:p>
          </draw:text-box>
        </draw:frame>
        <draw:frame draw:style-name="gr24" draw:text-style-name="P6" draw:layer="layout" svg:width="0.635cm" svg:height="0.763cm" svg:x="11.541cm" svg:y="13.954cm">
          <draw:text-box>
            <text:p><text:span text:style-name="T9">1</text:span></text:p>
          </draw:text-box>
        </draw:frame>
        <draw:frame draw:style-name="gr24" draw:text-style-name="P6" draw:layer="layout" svg:width="0.635cm" svg:height="0.763cm" svg:x="12.684cm" svg:y="14.589cm">
          <draw:text-box>
            <text:p><text:span text:style-name="T9">N</text:span></text:p>
          </draw:text-box>
        </draw:frame>
        <draw:frame draw:style-name="gr24" draw:text-style-name="P6" draw:layer="layout" svg:width="0.635cm" svg:height="0.763cm" svg:x="19.514cm" svg:y="14.49cm">
          <draw:text-box>
            <text:p><text:span text:style-name="T9">1</text:span></text:p>
          </draw:text-box>
        </draw:frame>
        <draw:frame draw:style-name="gr24" draw:text-style-name="P6" draw:layer="layout" svg:width="0.635cm" svg:height="0.763cm" svg:x="9.255cm" svg:y="14.715cm">
          <draw:text-box>
            <text:p><text:span text:style-name="T9">1</text:span></text:p>
          </draw:text-box>
        </draw:frame>
        <draw:frame draw:style-name="gr24" draw:text-style-name="P6" draw:layer="layout" svg:width="0.635cm" svg:height="0.763cm" svg:x="5.826cm" svg:y="12.429cm">
          <draw:text-box>
            <text:p><text:span text:style-name="T9">1</text:span></text:p>
          </draw:text-box>
        </draw:frame>
        <draw:frame draw:style-name="gr24" draw:text-style-name="P6" draw:layer="layout" svg:width="0.635cm" svg:height="0.763cm" svg:x="6.588cm" svg:y="10.143cm">
          <draw:text-box>
            <text:p><text:span text:style-name="T9">N</text:span></text:p>
          </draw:text-box>
        </draw:frame>
        <draw:frame draw:style-name="gr24" draw:text-style-name="P6" draw:layer="layout" svg:width="0.635cm" svg:height="0.763cm" svg:x="6.588cm" svg:y="5.952cm">
          <draw:text-box>
            <text:p><text:span text:style-name="T9">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7T20:22:22.539000000</meta:creation-date>
    <dc:date>2020-03-28T22:03:33.186000000</dc:date>
    <meta:editing-duration>PT13M12S</meta:editing-duration>
    <meta:editing-cycles>2</meta:editing-cycles>
    <meta:generator>LibreOffice/6.3.4.2$Windows_X86_64 LibreOffice_project/60da17e045e08f1793c57c00ba83cdfce946d0aa</meta:generator>
    <meta:document-statistic meta:object-count="69"/>
  </office:meta>
</office:document-meta>
</file>